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30000022869ECEA2D18B09CFA.png" manifest:media-type="image/png"/>
  <manifest:file-entry manifest:full-path="Pictures/10000201000001E2000001E1ED7486D77082E796.png" manifest:media-type="image/png"/>
  <manifest:file-entry manifest:full-path="Pictures/10000000000003E8000003E82376CD4E992820EC.png" manifest:media-type="image/png"/>
  <manifest:file-entry manifest:full-path="Pictures/1000000000000391000000D56471A2F56BDC119D.png" manifest:media-type="image/png"/>
  <manifest:file-entry manifest:full-path="Pictures/1000020100000192000001194B3EE58F57DB83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203cm" svg:stroke-color="#ff8080" draw:marker-start-width="0.812cm" draw:marker-end-width="0.81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width="0.203cm" svg:stroke-color="#729fcf" draw:marker-start-width="0.812cm" draw:marker-end-width="0.81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203cm" svg:stroke-color="#99ff99" draw:marker-start-width="0.812cm" draw:marker-end-width="0.81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Object_20_with_20_no_20_fill_20_and_20_no_20_line">
      <style:graphic-properties draw:stroke="solid" svg:stroke-width="0.203cm" svg:stroke-color="#ff950e" draw:marker-start-width="0.812cm" draw:marker-end-width="0.81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494cm" svg:height="6.48cm" svg:x="4.612cm" svg:y="12.923cm">
          <draw:image xlink:href="Pictures/10000201000001E2000001E1ED7486D77082E796.png" xlink:type="simple" xlink:show="embed" xlink:actuate="onLoad">
            <text:p/>
          </draw:image>
        </draw:frame>
        <draw:frame draw:style-name="gr2" draw:text-style-name="P1" draw:layer="layout" svg:width="6.346cm" svg:height="6.346cm" svg:x="4.56cm" svg:y="1.235cm">
          <draw:image xlink:href="Pictures/10000000000003E8000003E82376CD4E992820EC.png" xlink:type="simple" xlink:show="embed" xlink:actuate="onLoad">
            <text:p/>
          </draw:image>
        </draw:frame>
        <draw:frame draw:style-name="gr3" draw:text-style-name="P1" draw:layer="layout" svg:width="15.049cm" svg:height="3.51cm" svg:x="6.507cm" svg:y="8.601cm">
          <draw:image xlink:href="Pictures/1000000000000391000000D56471A2F56BDC119D.png" xlink:type="simple" xlink:show="embed" xlink:actuate="onLoad">
            <text:p/>
          </draw:image>
        </draw:frame>
        <draw:frame draw:style-name="gr4" draw:text-style-name="P1" draw:layer="layout" svg:width="9.448cm" svg:height="6.604cm" svg:x="17.135cm" svg:y="12.814cm">
          <draw:image xlink:href="Pictures/1000020100000192000001194B3EE58F57DB834C.png" xlink:type="simple" xlink:show="embed" xlink:actuate="onLoad">
            <text:p/>
          </draw:image>
        </draw:frame>
        <draw:frame draw:style-name="gr5" draw:text-style-name="P2" draw:layer="layout" svg:width="1.397cm" svg:height="1.143cm" svg:x="7.188cm" svg:y="7.912cm">
          <draw:text-box>
            <text:p>(a)</text:p>
          </draw:text-box>
        </draw:frame>
        <draw:g>
          <draw:frame draw:style-name="gr6" draw:text-style-name="P1" draw:layer="layout" svg:width="6.477cm" svg:height="6.464cm" svg:x="19.553cm" svg:y="1.362cm">
            <draw:image xlink:href="Pictures/10000201000002D30000022869ECEA2D18B09CFA.png" xlink:type="simple" xlink:show="embed" xlink:actuate="onLoad">
              <text:p/>
            </draw:image>
          </draw:frame>
          <draw:frame draw:style-name="gr5" draw:text-style-name="P2" draw:layer="layout" svg:width="1.397cm" svg:height="1.143cm" svg:x="22.339cm" svg:y="8.12cm">
            <draw:text-box>
              <text:p>(b)</text:p>
            </draw:text-box>
          </draw:frame>
        </draw:g>
        <draw:frame draw:style-name="gr5" draw:text-style-name="P2" draw:layer="layout" svg:width="1.397cm" svg:height="1.143cm" svg:x="21.44cm" svg:y="19.721cm">
          <draw:text-box>
            <text:p>(d)</text:p>
          </draw:text-box>
        </draw:frame>
        <draw:frame draw:style-name="gr5" draw:text-style-name="P2" draw:layer="layout" svg:width="1.397cm" svg:height="1.143cm" svg:x="7.241cm" svg:y="19.722cm">
          <draw:text-box>
            <text:p>(c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2T22:55:54.277371618</meta:creation-date>
    <dc:date>2016-06-12T23:23:25.449857943</dc:date>
    <meta:editing-duration>PT7M10S</meta:editing-duration>
    <meta:editing-cycles>3</meta:editing-cycles>
    <meta:generator>LibreOffice/5.1.2.2$Linux_X86_64 LibreOffice_project/10m0$Build-2</meta:generator>
    <meta:document-statistic meta:object-count="10"/>
  </office:meta>
</office:document-meta>
</file>